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81ba" style:font-weight-asian="normal" style:font-weight-complex="normal"/>
    </style:style>
    <style:style style:name="T3" style:family="text">
      <style:text-properties fo:font-weight="normal" officeooo:rsid="00154ad5" style:font-weight-asian="normal" style:font-weight-complex="normal"/>
    </style:style>
    <style:style style:name="T4" style:family="text">
      <style:text-properties fo:font-weight="normal" officeooo:rsid="0016f415" style:font-weight-asian="normal" style:font-weight-complex="normal"/>
    </style:style>
    <style:style style:name="T5" style:family="text">
      <style:text-properties fo:font-weight="normal" officeooo:rsid="001eb843" style:font-weight-asian="normal" style:font-weight-complex="normal"/>
    </style:style>
    <style:style style:name="T6" style:family="text">
      <style:text-properties fo:font-weight="normal" officeooo:rsid="00225a85" style:font-weight-asian="normal" style:font-weight-complex="normal"/>
    </style:style>
    <style:style style:name="T7" style:family="text">
      <style:text-properties fo:font-weight="normal" officeooo:rsid="0023cfa0" style:font-weight-asian="normal" style:font-weight-complex="normal"/>
    </style:style>
    <style:style style:name="T8" style:family="text">
      <style:text-properties fo:font-weight="normal" officeooo:rsid="00264554" style:font-weight-asian="normal" style:font-weight-complex="normal"/>
    </style:style>
    <style:style style:name="T9" style:family="text">
      <style:text-properties fo:font-weight="normal" officeooo:rsid="002ca78d" style:font-weight-asian="normal" style:font-weight-complex="normal"/>
    </style:style>
    <style:style style:name="T10" style:family="text">
      <style:text-properties fo:font-weight="normal" officeooo:rsid="0032810f" style:font-weight-asian="normal" style:font-weight-complex="normal"/>
    </style:style>
    <style:style style:name="T11" style:family="text">
      <style:text-properties fo:font-weight="normal" officeooo:rsid="003487a2" style:font-weight-asian="normal" style:font-weight-complex="normal"/>
    </style:style>
    <style:style style:name="T12" style:family="text">
      <style:text-properties fo:font-weight="normal" officeooo:rsid="00379750" style:font-weight-asian="normal" style:font-weight-complex="normal"/>
    </style:style>
    <style:style style:name="T13" style:family="text">
      <style:text-properties fo:font-weight="normal" officeooo:rsid="003f54f8" style:font-weight-asian="normal" style:font-weight-complex="normal"/>
    </style:style>
    <style:style style:name="T14" style:family="text">
      <style:text-properties fo:font-weight="normal" officeooo:rsid="00500f95" style:font-weight-asian="normal" style:font-weight-complex="normal"/>
    </style:style>
    <style:style style:name="T15" style:family="text">
      <style:text-properties fo:font-weight="normal" officeooo:rsid="00543d1b" style:font-weight-asian="normal" style:font-weight-complex="normal"/>
    </style:style>
    <style:style style:name="T16" style:family="text">
      <style:text-properties fo:font-weight="normal" officeooo:rsid="005cfa87" style:font-weight-asian="normal" style:font-weight-complex="normal"/>
    </style:style>
    <style:style style:name="T17" style:family="text">
      <style:text-properties fo:font-weight="normal" officeooo:rsid="005f0592" style:font-weight-asian="normal" style:font-weight-complex="normal"/>
    </style:style>
    <style:style style:name="T18" style:family="text">
      <style:text-properties fo:font-weight="normal" officeooo:rsid="00627e50" style:font-weight-asian="normal" style:font-weight-complex="normal"/>
    </style:style>
    <style:style style:name="T19" style:family="text">
      <style:text-properties fo:font-weight="normal" officeooo:rsid="0067ab33" style:font-weight-asian="normal" style:font-weight-complex="normal"/>
    </style:style>
    <style:style style:name="T20" style:family="text">
      <style:text-properties fo:font-weight="normal" officeooo:rsid="006c4f9f" style:font-weight-asian="normal" style:font-weight-complex="normal"/>
    </style:style>
    <style:style style:name="T21" style:family="text">
      <style:text-properties fo:font-weight="normal" officeooo:rsid="006e05d0" style:font-weight-asian="normal" style:font-weight-complex="normal"/>
    </style:style>
    <style:style style:name="T22" style:family="text">
      <style:text-properties fo:font-weight="normal" officeooo:rsid="0071db86" style:font-weight-asian="normal" style:font-weight-complex="normal"/>
    </style:style>
    <style:style style:name="T23" style:family="text">
      <style:text-properties fo:font-weight="normal" officeooo:rsid="007425c0" style:font-weight-asian="normal" style:font-weight-complex="normal"/>
    </style:style>
    <style:style style:name="T24" style:family="text">
      <style:text-properties fo:font-weight="normal" officeooo:rsid="007c0031" style:font-weight-asian="normal" style:font-weight-complex="normal"/>
    </style:style>
    <style:style style:name="T25" style:family="text">
      <style:text-properties fo:font-weight="normal" officeooo:rsid="007d3e76" style:font-weight-asian="normal" style:font-weight-complex="normal"/>
    </style:style>
    <style:style style:name="T26" style:family="text">
      <style:text-properties fo:font-weight="normal" officeooo:rsid="00860ca8" style:font-weight-asian="normal" style:font-weight-complex="normal"/>
    </style:style>
    <style:style style:name="T27" style:family="text">
      <style:text-properties fo:font-weight="normal" officeooo:rsid="008abcca" style:font-weight-asian="normal" style:font-weight-complex="normal"/>
    </style:style>
    <style:style style:name="T28" style:family="text">
      <style:text-properties fo:font-weight="normal" officeooo:rsid="008dd37b" style:font-weight-asian="normal" style:font-weight-complex="normal"/>
    </style:style>
    <style:style style:name="T29" style:family="text">
      <style:text-properties fo:font-weight="normal" officeooo:rsid="0091dfac" style:font-weight-asian="normal" style:font-weight-complex="normal"/>
    </style:style>
    <style:style style:name="T30" style:family="text">
      <style:text-properties fo:font-weight="normal" officeooo:rsid="00957bb4" style:font-weight-asian="normal" style:font-weight-complex="normal"/>
    </style:style>
    <style:style style:name="T31" style:family="text">
      <style:text-properties fo:font-weight="normal" officeooo:rsid="009a1671" style:font-weight-asian="normal" style:font-weight-complex="normal"/>
    </style:style>
    <style:style style:name="T32" style:family="text">
      <style:text-properties fo:font-weight="normal" officeooo:rsid="009e0c52" style:font-weight-asian="normal" style:font-weight-complex="normal"/>
    </style:style>
    <style:style style:name="T33" style:family="text">
      <style:text-properties fo:font-weight="normal" officeooo:rsid="009ec488" style:font-weight-asian="normal" style:font-weight-complex="normal"/>
    </style:style>
    <style:style style:name="T34" style:family="text">
      <style:text-properties fo:font-weight="normal" officeooo:rsid="00a0faf4" style:font-weight-asian="normal" style:font-weight-complex="normal"/>
    </style:style>
    <style:style style:name="T35" style:family="text">
      <style:text-properties fo:font-weight="normal" officeooo:rsid="00a611f9" style:font-weight-asian="normal" style:font-weight-complex="normal"/>
    </style:style>
    <style:style style:name="T36" style:family="text">
      <style:text-properties fo:font-weight="normal" officeooo:rsid="00a7de14" style:font-weight-asian="normal" style:font-weight-complex="normal"/>
    </style:style>
    <style:style style:name="T37" style:family="text">
      <style:text-properties fo:font-weight="normal" officeooo:rsid="00aa6f3c" style:font-weight-asian="normal" style:font-weight-complex="normal"/>
    </style:style>
    <style:style style:name="T38" style:family="text">
      <style:text-properties fo:font-weight="normal" officeooo:rsid="00add6e2" style:font-weight-asian="normal" style:font-weight-complex="normal"/>
    </style:style>
    <style:style style:name="T39" style:family="text">
      <style:text-properties fo:font-weight="normal" officeooo:rsid="00b3f07f" style:font-weight-asian="normal" style:font-weight-complex="normal"/>
    </style:style>
    <style:style style:name="T40" style:family="text">
      <style:text-properties fo:font-weight="normal" officeooo:rsid="00b572f5" style:font-weight-asian="normal" style:font-weight-complex="normal"/>
    </style:style>
    <style:style style:name="T41" style:family="text">
      <style:text-properties fo:font-weight="normal" officeooo:rsid="00b5c8f7" style:font-weight-asian="normal" style:font-weight-complex="normal"/>
    </style:style>
    <style:style style:name="T42" style:family="text">
      <style:text-properties fo:font-weight="normal" officeooo:rsid="00b62846" style:font-weight-asian="normal" style:font-weight-complex="normal"/>
    </style:style>
    <style:style style:name="T43" style:family="text">
      <style:text-properties fo:font-weight="normal" officeooo:rsid="00ba5d83" style:font-weight-asian="normal" style:font-weight-complex="normal"/>
    </style:style>
    <style:style style:name="T44" style:family="text">
      <style:text-properties fo:font-weight="normal" officeooo:rsid="00be538d" style:font-weight-asian="normal" style:font-weight-complex="normal"/>
    </style:style>
    <style:style style:name="T45" style:family="text">
      <style:text-properties fo:font-weight="normal" officeooo:rsid="00bf61da" style:font-weight-asian="normal" style:font-weight-complex="normal"/>
    </style:style>
    <style:style style:name="T46" style:family="text">
      <style:text-properties fo:font-weight="normal" officeooo:rsid="00c273e5" style:font-weight-asian="normal" style:font-weight-complex="normal"/>
    </style:style>
    <style:style style:name="T47" style:family="text">
      <style:text-properties fo:font-weight="normal" officeooo:rsid="00c56630" style:font-weight-asian="normal" style:font-weight-complex="normal"/>
    </style:style>
    <style:style style:name="T48" style:family="text">
      <style:text-properties fo:font-weight="normal" officeooo:rsid="00c7e723" style:font-weight-asian="normal" style:font-weight-complex="normal"/>
    </style:style>
    <style:style style:name="T49" style:family="text">
      <style:text-properties fo:font-weight="normal" officeooo:rsid="00c8b38d" style:font-weight-asian="normal" style:font-weight-complex="normal"/>
    </style:style>
    <style:style style:name="T50" style:family="text">
      <style:text-properties fo:font-weight="normal" officeooo:rsid="00c98d7c" style:font-weight-asian="normal" style:font-weight-complex="normal"/>
    </style:style>
    <style:style style:name="T51" style:family="text">
      <style:text-properties fo:font-weight="normal" officeooo:rsid="00cb030b" style:font-weight-asian="normal" style:font-weight-complex="normal"/>
    </style:style>
    <style:style style:name="T52" style:family="text">
      <style:text-properties fo:font-weight="normal" officeooo:rsid="00cbdf79" style:font-weight-asian="normal" style:font-weight-complex="normal"/>
    </style:style>
    <style:style style:name="T53" style:family="text">
      <style:text-properties fo:font-weight="normal" officeooo:rsid="00cc1cf0" style:font-weight-asian="normal" style:font-weight-complex="normal"/>
    </style:style>
    <style:style style:name="T54" style:family="text">
      <style:text-properties fo:font-weight="normal" officeooo:rsid="00cfa071" style:font-weight-asian="normal" style:font-weight-complex="normal"/>
    </style:style>
    <style:style style:name="T55" style:family="text">
      <style:text-properties fo:font-weight="normal" officeooo:rsid="00d17748" style:font-weight-asian="normal" style:font-weight-complex="normal"/>
    </style:style>
    <style:style style:name="T56" style:family="text">
      <style:text-properties fo:font-weight="normal" officeooo:rsid="00d45ac9" style:font-weight-asian="normal" style:font-weight-complex="normal"/>
    </style:style>
    <style:style style:name="T57" style:family="text">
      <style:text-properties fo:font-weight="normal" officeooo:rsid="00d7e946" style:font-weight-asian="normal" style:font-weight-complex="normal"/>
    </style:style>
    <style:style style:name="T58" style:family="text">
      <style:text-properties fo:font-weight="normal" officeooo:rsid="00d82034" style:font-weight-asian="normal" style:font-weight-complex="normal"/>
    </style:style>
    <style:style style:name="T59" style:family="text">
      <style:text-properties fo:font-weight="normal" officeooo:rsid="00dac57c" style:font-weight-asian="normal" style:font-weight-complex="normal"/>
    </style:style>
    <style:style style:name="T60" style:family="text">
      <style:text-properties fo:font-weight="normal" officeooo:rsid="00deff30" style:font-weight-asian="normal" style:font-weight-complex="normal"/>
    </style:style>
    <style:style style:name="T61" style:family="text">
      <style:text-properties fo:font-weight="normal" officeooo:rsid="00e13919" style:font-weight-asian="normal" style:font-weight-complex="normal"/>
    </style:style>
    <style:style style:name="T62" style:family="text">
      <style:text-properties fo:font-weight="normal" officeooo:rsid="00e29110" style:font-weight-asian="normal" style:font-weight-complex="normal"/>
    </style:style>
    <style:style style:name="T63" style:family="text">
      <style:text-properties fo:font-weight="normal" officeooo:rsid="00e7ef8d" style:font-weight-asian="normal" style:font-weight-complex="normal"/>
    </style:style>
    <style:style style:name="T64" style:family="text">
      <style:text-properties fo:font-weight="normal" officeooo:rsid="00fe0f27" style:font-weight-asian="normal" style:font-weight-complex="normal"/>
    </style:style>
    <style:style style:name="T65" style:family="text">
      <style:text-properties fo:font-weight="normal" officeooo:rsid="00ffaa5d" style:font-weight-asian="normal" style:font-weight-complex="normal"/>
    </style:style>
    <style:style style:name="T66" style:family="text">
      <style:text-properties fo:font-weight="normal" officeooo:rsid="01008314" style:font-weight-asian="normal" style:font-weight-complex="normal"/>
    </style:style>
    <style:style style:name="T67" style:family="text">
      <style:text-properties fo:font-weight="normal" officeooo:rsid="0101cd9f" style:font-weight-asian="normal" style:font-weight-complex="normal"/>
    </style:style>
    <style:style style:name="T68" style:family="text">
      <style:text-properties fo:font-weight="normal" officeooo:rsid="01055adc" style:font-weight-asian="normal" style:font-weight-complex="normal"/>
    </style:style>
    <style:style style:name="T69" style:family="text">
      <style:text-properties fo:font-weight="normal" officeooo:rsid="01070495" style:font-weight-asian="normal" style:font-weight-complex="normal"/>
    </style:style>
    <style:style style:name="T70" style:family="text">
      <style:text-properties fo:font-weight="normal" officeooo:rsid="01080314" style:font-weight-asian="normal" style:font-weight-complex="normal"/>
    </style:style>
    <style:style style:name="T71" style:family="text">
      <style:text-properties fo:font-weight="normal" officeooo:rsid="010a4aee" style:font-weight-asian="normal" style:font-weight-complex="normal"/>
    </style:style>
    <style:style style:name="T72" style:family="text">
      <style:text-properties fo:font-weight="normal" officeooo:rsid="010b827f" style:font-weight-asian="normal" style:font-weight-complex="normal"/>
    </style:style>
    <style:style style:name="T73" style:family="text">
      <style:text-properties fo:font-weight="normal" officeooo:rsid="010dfa3f" style:font-weight-asian="normal" style:font-weight-complex="normal"/>
    </style:style>
    <style:style style:name="T74" style:family="text">
      <style:text-properties fo:font-weight="normal" officeooo:rsid="010f4147" style:font-weight-asian="normal" style:font-weight-complex="normal"/>
    </style:style>
    <style:style style:name="T75" style:family="text">
      <style:text-properties fo:font-weight="normal" officeooo:rsid="010f5de0" style:font-weight-asian="normal" style:font-weight-complex="normal"/>
    </style:style>
    <style:style style:name="T76" style:family="text">
      <style:text-properties fo:font-weight="normal" officeooo:rsid="011135cf" style:font-weight-asian="normal" style:font-weight-complex="normal"/>
    </style:style>
    <style:style style:name="T77" style:family="text">
      <style:text-properties fo:font-weight="normal" officeooo:rsid="01115878" style:font-weight-asian="normal" style:font-weight-complex="normal"/>
    </style:style>
    <style:style style:name="T78" style:family="text">
      <style:text-properties fo:font-weight="normal" officeooo:rsid="0112d83a" style:font-weight-asian="normal" style:font-weight-complex="normal"/>
    </style:style>
    <style:style style:name="T79" style:family="text">
      <style:text-properties fo:font-weight="normal" officeooo:rsid="0114325e" style:font-weight-asian="normal" style:font-weight-complex="normal"/>
    </style:style>
    <style:style style:name="T80" style:family="text">
      <style:text-properties fo:font-weight="normal" officeooo:rsid="0118027e" style:font-weight-asian="normal" style:font-weight-complex="normal"/>
    </style:style>
    <style:style style:name="T81" style:family="text">
      <style:text-properties fo:font-weight="normal" officeooo:rsid="0119043b" style:font-weight-asian="normal" style:font-weight-complex="normal"/>
    </style:style>
    <style:style style:name="T82" style:family="text">
      <style:text-properties fo:font-weight="normal" officeooo:rsid="0119dbed" style:font-weight-asian="normal" style:font-weight-complex="normal"/>
    </style:style>
    <style:style style:name="T83" style:family="text">
      <style:text-properties fo:font-weight="normal" officeooo:rsid="011c782f" style:font-weight-asian="normal" style:font-weight-complex="normal"/>
    </style:style>
    <style:style style:name="T84" style:family="text">
      <style:text-properties fo:font-weight="normal" officeooo:rsid="011f88b8" style:font-weight-asian="normal" style:font-weight-complex="normal"/>
    </style:style>
    <style:style style:name="T85" style:family="text">
      <style:text-properties fo:font-weight="normal" officeooo:rsid="011fb3d7" style:font-weight-asian="normal" style:font-weight-complex="normal"/>
    </style:style>
    <style:style style:name="T86" style:family="text">
      <style:text-properties fo:font-weight="normal" officeooo:rsid="012123bd" style:font-weight-asian="normal" style:font-weight-complex="normal"/>
    </style:style>
    <style:style style:name="T87" style:family="text">
      <style:text-properties fo:font-weight="normal" officeooo:rsid="0122e370" style:font-weight-asian="normal" style:font-weight-complex="normal"/>
    </style:style>
    <style:style style:name="T88" style:family="text">
      <style:text-properties fo:font-weight="normal" officeooo:rsid="0121bcc2" style:font-weight-asian="normal" style:font-weight-complex="normal"/>
    </style:style>
    <style:style style:name="T89" style:family="text">
      <style:text-properties style:text-underline-style="none" fo:font-weight="normal" style:font-weight-asian="normal" style:font-weight-complex="normal"/>
    </style:style>
    <style:style style:name="T90" style:family="text">
      <style:text-properties officeooo:rsid="0089527f"/>
    </style:style>
    <style:style style:name="T91" style:family="text">
      <style:text-properties officeooo:rsid="009ec488"/>
    </style:style>
    <style:style style:name="T92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93" style:family="text">
      <style:text-properties fo:language="zxx" fo:country="none" fo:font-weight="normal" officeooo:rsid="00e8a060" style:language-asian="zxx" style:country-asian="none" style:font-weight-asian="normal" style:language-complex="zxx" style:country-complex="none" style:font-weight-complex="normal"/>
    </style:style>
    <style:style style:name="T94" style:family="text">
      <style:text-properties fo:language="zxx" fo:country="none" fo:font-weight="normal" officeooo:rsid="00ea03bd" style:language-asian="zxx" style:country-asian="none" style:font-weight-asian="normal" style:language-complex="zxx" style:country-complex="none" style:font-weight-complex="normal"/>
    </style:style>
    <style:style style:name="T95" style:family="text">
      <style:text-properties fo:language="zxx" fo:country="none" fo:font-weight="normal" officeooo:rsid="00ed74aa" style:language-asian="zxx" style:country-asian="none" style:font-weight-asian="normal" style:language-complex="zxx" style:country-complex="none" style:font-weight-complex="normal"/>
    </style:style>
    <style:style style:name="T96" style:family="text">
      <style:text-properties fo:language="zxx" fo:country="none" fo:font-weight="normal" officeooo:rsid="00f46c05" style:language-asian="zxx" style:country-asian="none" style:font-weight-asian="normal" style:language-complex="zxx" style:country-complex="none" style:font-weight-complex="normal"/>
    </style:style>
    <style:style style:name="T97" style:family="text">
      <style:text-properties fo:language="zxx" fo:country="none" fo:font-weight="normal" officeooo:rsid="00f680fa" style:language-asian="zxx" style:country-asian="none" style:font-weight-asian="normal" style:language-complex="zxx" style:country-complex="none" style:font-weight-complex="normal"/>
    </style:style>
    <style:style style:name="T98" style:family="text">
      <style:text-properties fo:language="zxx" fo:country="none" fo:font-weight="normal" officeooo:rsid="00f9132d" style:language-asian="zxx" style:country-asian="none" style:font-weight-asian="normal" style:language-complex="zxx" style:country-complex="none" style:font-weight-complex="normal"/>
    </style:style>
    <style:style style:name="T99" style:family="text">
      <style:text-properties fo:language="zxx" fo:country="none" fo:font-weight="normal" officeooo:rsid="00fa877d" style:language-asian="zxx" style:country-asian="none" style:font-weight-asian="normal" style:language-complex="zxx" style:country-complex="none" style:font-weight-complex="normal"/>
    </style:style>
    <style:style style:name="T100" style:family="text">
      <style:text-properties fo:language="zxx" fo:country="none" fo:font-weight="normal" officeooo:rsid="00fc446a" style:language-asian="zxx" style:country-asian="none" style:font-weight-asian="normal" style:language-complex="zxx" style:country-complex="none" style:font-weight-complex="normal"/>
    </style:style>
    <style:style style:name="T10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02" style:family="text">
      <style:text-properties officeooo:rsid="0118027e"/>
    </style:style>
    <style:style style:name="T103" style:family="text">
      <style:text-properties officeooo:rsid="0119043b"/>
    </style:style>
    <style:style style:name="T104" style:family="text">
      <style:text-properties officeooo:rsid="0119dbed"/>
    </style:style>
    <style:style style:name="T105" style:family="text">
      <style:text-properties officeooo:rsid="011c782f"/>
    </style:style>
    <style:style style:name="T106" style:family="text">
      <style:text-properties officeooo:rsid="011f88b8"/>
    </style:style>
    <style:style style:name="T107" style:family="text">
      <style:text-properties officeooo:rsid="011fb3d7"/>
    </style:style>
    <style:style style:name="T108" style:family="text">
      <style:text-properties officeooo:rsid="012123bd"/>
    </style:style>
    <style:style style:name="T109" style:family="text">
      <style:text-properties officeooo:rsid="0121bcc2"/>
    </style:style>
    <style:style style:name="T110" style:family="text">
      <style:text-properties officeooo:rsid="0122e37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l</text:span> <text:span text:style-name="T1">sonf</text:span> <text:span text:style-name="T1">vorz</text:span> <text:span text:style-name="T1">ji,</text:span> <text:span text:style-name="T1">goho</text:span> <text:span text:style-name="T1">yad</text:span> <text:span text:style-name="T2">b</text:span><text:span text:style-name="T1">alt</text:span>, <text:span text:style-name="T1">l</text:span><text:span text:style-name="T3">o</text:span><text:span text:style-name="T1">nsh </text:span><text:span text:style-name="T3">k</text:span><text:span text:style-name="T1">alz</text:span> <text:span text:style-name="T1">vonfo;</text:span> <text:span text:style-name="T1">Sobra</text:span> <text:span text:style-name="T1">zol</text:span> <text:span text:style-name="T1">ror</text:span> <text:span text:style-name="T1">i</text:span> <text:span text:style-name="T1">ta</text:span> <text:span text:style-name="T1">nazpsad</text:span>, <text:span text:style-name="T4">grã</text:span> <text:span text:style-name="T1">ta</text:span> <text:span text:style-name="T1">malpërj;</text:span> <text:span text:style-name="T1">Di-es</text:span> <text:span text:style-name="T1">holk</text:span> <text:span text:style-name="T1">kwã</text:span> <text:span text:style-name="T1">nothoa</text:span> <text:span text:style-name="T1">zimz</text:span>, <text:span text:style-name="T1">od</text:span> <text:span text:style-name="T5">koma</text:span> <text:span text:style-name="T1">ta</text:span> <text:span text:style-name="T1">noblo</text:span> <text:span text:style-name="T1">zĩn;</text:span> <text:span text:style-name="T1">Soba</text:span> <text:span text:style-name="T1">thil </text:span><text:span text:style-name="T6">jënomp</text:span><text:span text:style-name="T1"> </text:span><text:span text:style-name="T7">përj</text:span> <text:span text:style-name="T1">aldi;</text:span> <text:span text:style-name="T1">Di-es</text:span> <text:span text:style-name="T90">y</text:span><text:span text:style-name="T1">urb</text:span><text:span text:style-name="T8">z</text:span> <text:span text:style-name="T1">obole</text:span> <text:span text:style-name="T1">ji</text:span> <text:span text:style-name="T1">rësam;</text:span> <text:span text:style-name="T9">K</text:span><text:span text:style-name="T1">asarm</text:span> <text:span text:style-name="T1">ohorela</text:span> <text:span text:style-name="T1">taba</text:span> <text:span text:style-name="T1">Pĩr;</text:span> <text:span text:style-name="T1">Di-es</text:span> <text:span text:style-name="T1">zonren</text:span><text:span text:style-name="T10">j</text:span> <text:span text:style-name="T11">k</text:span><text:span text:style-name="T1">ab</text:span> <text:span text:style-name="T1">erm</text:span> <text:span text:style-name="T12">yadna</text:span><text:span text:style-name="T1">.</text:span> <text:span text:style-name="T1">Pila</text:span> <text:span text:style-name="T1">farzëm</text:span> <text:span text:style-name="T1">znurza</text:span> <text:span text:style-name="T1">adna gono</text:span> <text:span text:style-name="T13">Yadpil</text:span>, <text:span text:style-name="T1">di-es</text:span> <text:span text:style-name="T1">homto;</text:span> <text:span text:style-name="T1">Soba</text:span> <text:span text:style-name="T1">ipam</text:span>, <text:span text:style-name="T1">lu</text:span> <text:span text:style-name="T1">ipamis;</text:span> <text:span text:style-name="T1">Di-es</text:span> <text:span text:style-name="T1">loholo</text:span> <text:span text:style-name="T1">vep</text:span> <text:span text:style-name="T1">zomd</text:span> <text:span text:style-name="T1">poamal</text:span>, <text:span text:style-name="T1">od</text:span> <text:span text:style-name="T1">bogpa</text:span> <text:span text:style-name="T1">ã-i</text:span> <text:span text:style-name="T1">ta</text:span> <text:span text:style-name="T1">piap</text:span> <text:span text:style-name="T1">piamol</text:span> <text:span text:style-name="T1">od</text:span> <text:span text:style-name="T1">vau-an.</text:span> <text:span text:style-name="T1">Zakare</text:span><text:span text:style-name="T89">,</text:span> <text:span text:style-name="T1">ka</text:span>,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<text:span text:style-name="T1">A</text:span><text:span text:style-name="T14">j</text:span><text:span text:style-name="T1">t</text:span> <text:span text:style-name="T1">upã</text:span> <text:span text:style-name="T1">zong</text:span> <text:span text:style-name="T1">om</text:span> <text:span text:style-name="T1">fa</text:span><text:span text:style-name="T15">-</text:span><text:span text:style-name="T1">a</text:span><text:span text:style-name="T15">-</text:span><text:span text:style-name="T1">ip</text:span> <text:span text:style-name="T1">sald</text:span>, <text:span text:style-name="T1">viu</text:span> <text:span text:style-name="T1">El?</text:span> <text:span text:style-name="T1">Sobam</text:span> <text:span text:style-name="T1">yalpërj</text:span> <text:span text:style-name="T1">izazaz</text:span> <text:span text:style-name="T1">piad</text:span><text:span text:style-name="T16">f</text:span><text:span text:style-name="T1">;</text:span> <text:span text:style-name="T17">K</text:span><text:span text:style-name="T1">asarma abramj</text:span> <text:span text:style-name="T1">ta</text:span> <text:span text:style-name="T1">talho</text:span> <text:span text:style-name="T1">para</text:span><text:span text:style-name="T18">k</text:span><text:span text:style-name="T1">leda</text:span>, <text:span text:style-name="T1">kwa</text:span> <text:span text:style-name="T1">ta</text:span> <text:span text:style-name="T1">lorselkwa</text:span> <text:span text:style-name="T1">turb</text:span><text:span text:style-name="T19">z</text:span> <text:span text:style-name="T1">õ-ge</text:span> <text:span text:style-name="T1">balto.</text:span> <text:span text:style-name="T21">Jivi</text:span> <text:span text:style-name="T1">kis</text:span> <text:span text:style-name="T1">lu</text:span><text:span text:style-name="T22">z</text:span><text:span text:style-name="T1">d</text:span> <text:span text:style-name="T1">orri</text:span>, <text:span text:style-name="T1">od</text:span> <text:span text:style-name="T1">mi</text:span><text:span text:style-name="T23">k</text:span><text:span text:style-name="T1">alp</text:span> <text:span text:style-name="T1">kis</text:span> <text:span text:style-name="T1">bia</text:span> <text:span text:style-name="T1">ozongon;</text:span> <text:span text:style-name="T1">lap</text:span> <text:span text:style-name="T1">noan</text:span> <text:span text:style-name="T1">trof</text:span> <text:span text:style-name="T1">kors</text:span> <text:span text:style-name="T1">ta</text:span> <text:span text:style-name="T1">je</text:span>, <text:span text:style-name="T1">o</text:span><text:span text:style-name="T24">k</text:span> <text:span text:style-name="T1">manin</text:span> <text:span text:style-name="T25">Y</text:span><text:span text:style-name="T1">aidon.</text:span> <text:span text:style-name="T1">Torzu</text:span>, <text:span text:style-name="T1">gohe</text:span> <text:span text:style-name="T1">El;</text:span> <text:span text:style-name="T1">zakar</text:span>, <text:span text:style-name="T1">ka</text:span>, <text:span text:style-name="T1">s</text:span> <text:span text:style-name="T1">no</text:span><text:span text:style-name="T26">kw</text:span><text:span text:style-name="T1">od;</text:span> <text:span text:style-name="T1">zamran</text:span> <text:span text:style-name="T1">mikalzo</text:span>, <text:span text:style-name="T1">od</text:span> <text:span text:style-name="T1">ozazëm</text:span> <text:span text:style-name="T27">y</text:span><text:span text:style-name="T1">urelp;</text:span> <text:span text:style-name="T1">lap</text:span> <text:span text:style-name="T1">zir</text:span> <text:span text:style-name="T1">I</text:span><text:span text:style-name="T28">-</text:span><text:span text:style-name="T1">o</text:span><text:span text:style-name="T28">-y</text:span><text:span text:style-name="T1">ad.</text:span></text:p>
      <text:p text:style-name="P1"/>
      <text:p text:style-name="P1"><text:span text:style-name="T1">Mikma</text:span>, <text:span text:style-name="T1">goho</text:span> <text:span text:style-name="T1">Piad</text:span>, <text:span text:style-name="T1">zir</text:span> <text:span text:style-name="T29">komsel</text:span> <text:span text:style-name="T1">a</text:span> <text:span text:style-name="T1">zĩn</text:span> <text:span text:style-name="T1">bia</text:span><text:span text:style-name="T30">b</text:span> <text:span text:style-name="T1">os</text:span> <text:span text:style-name="T1">londo.</text:span> <text:span text:style-name="T1">Norz</text:span> <text:span text:style-name="T1">kis</text:span> <text:span text:style-name="T1">othil</text:span> <text:span text:style-name="T31">jijipa</text:span>, <text:span text:style-name="T1">und</text:span><text:span text:style-name="T31">ë</text:span><text:span text:style-name="T1">l</text:span> <text:span text:style-name="T1">kis</text:span> <text:span text:style-name="T1">ta</text:span> <text:span text:style-name="T1">puim</text:span>, <text:span text:style-name="T1">kwa</text:span> <text:span text:style-name="T1">mosple</text:span> <text:span text:style-name="T1">telok</text:span>, <text:span text:style-name="T1">kwĩn</text:span> <text:span text:style-name="T1">toltor</text:span><text:span text:style-name="T32">j</text:span> <text:span text:style-name="T33">k</text:span><text:span text:style-name="T1">is</text:span><text:span text:style-name="T91"> </text:span><text:span text:style-name="T1">i</text:span> <text:span text:style-name="T1">kis</text:span> <text:span text:style-name="T1">je</text:span>, <text:span text:style-name="T34">e</text:span><text:span text:style-name="T1">m ozin,</text:span> <text:span text:style-name="T1">di-es</text:span> <text:span text:style-name="T1">ti</text:span> <text:span text:style-name="T1">bër</text:span><text:span text:style-name="T35">j</text:span><text:span text:style-name="T1">da</text:span> <text:span text:style-name="T1">od</text:span> <text:span text:style-name="T1">torzul.</text:span> <text:span text:style-name="T1">I</text:span> <text:span text:style-name="T1">li</text:span> <text:span text:style-name="T1">eol</text:span> <text:span text:style-name="T1">balzar</text:span><text:span text:style-name="T36">j</text:span>, <text:span text:style-name="T1">od</text:span> <text:span text:style-name="T1">ãla</text:span> <text:span text:style-name="T1">thiln</text:span> <text:span text:style-name="T1">os</text:span> <text:span text:style-name="T1">netab</text:span>, <text:span text:style-name="T1">dluga</text:span> <text:span text:style-name="T1">vomsar</text:span><text:span text:style-name="T37">j</text:span> <text:span text:style-name="T1">lonsa </text:span><text:span text:style-name="T38">k</text:span><text:span text:style-name="T1">apmiali</text:span> <text:span text:style-name="T1">vorz</text:span> <text:span text:style-name="T1">cla</text:span>, <text:span text:style-name="T1">homil</text:span> <text:span text:style-name="T1">kokazb</text:span> <text:span text:style-name="T1">fafen</text:span> <text:span text:style-name="T1">izizop</text:span> <text:span text:style-name="T1">od</text:span> <text:span text:style-name="T39">mĩnõj</text:span> <text:span text:style-name="T1">d</text:span><text:span text:style-name="T39">i</text:span> <text:span text:style-name="T1">ji</text:span> <text:span text:style-name="T1">netab</text:span>, <text:span text:style-name="T1">vaun</text:span> <text:span text:style-name="T1">nana</text:span><text:span text:style-name="T40">i-</text:span><text:span text:style-name="T1">el</text:span>, <text:span text:style-name="T1">panp</text:span><text:span text:style-name="T41">ë</text:span><text:span text:style-name="T1">r</text:span> <text:span text:style-name="T1">malpër</text:span><text:span text:style-name="T42">j</text:span><text:span text:style-name="T1">i</text:span> <text:span text:style-name="T1">kaozj</text:span> <text:span text:style-name="T1">pild.</text:span> <text:span text:style-name="T1">Noan</text:span> <text:span text:style-name="T1">unalã</text:span> <text:span text:style-name="T1">balt</text:span> <text:span text:style-name="T1">od</text:span> <text:span text:style-name="T1">vau-an.</text:span> <text:span text:style-name="T1">Do</text:span><text:span text:style-name="T43">-</text:span><text:span text:style-name="T1">o</text:span><text:span text:style-name="T43">-y</text:span><text:span text:style-name="T1">ap</text:span> <text:span text:style-name="T1">Mad</text:span>, <text:span text:style-name="T1">goholor</text:span>, <text:span text:style-name="T1">gohus</text:span>, <text:span text:style-name="T1">amiran.</text:span> <text:span text:style-name="T1">Mikma</text:span> <text:span text:style-name="T44">y</text:span><text:span text:style-name="T1">ehusoz </text:span><text:span text:style-name="T45">kakakom</text:span>, <text:span text:style-name="T1">od</text:span> <text:span text:style-name="T1">do-o-a</text:span><text:span text:style-name="T46">-</text:span><text:span text:style-name="T1">in</text:span> <text:span text:style-name="T1">noar</text:span> <text:span text:style-name="T1">mikalz</text:span> <text:span text:style-name="T1">ã-i</text:span> <text:span text:style-name="T1">om;</text:span> <text:span text:style-name="T1">Kasarmj</text:span> <text:span text:style-name="T1">gohia:</text:span> <text:span text:style-name="T1">Zakar</text:span>, <text:span text:style-name="T1">unigla</text:span><text:span text:style-name="T47">j</text:span>, <text:span text:style-name="T1">od</text:span> <text:span text:style-name="T1">imvamar</text:span> <text:span text:style-name="T1">pugo</text:span> <text:span text:style-name="T1">plapli anana</text:span><text:span text:style-name="T48">-</text:span><text:span text:style-name="T1">el</text:span> <text:span text:style-name="T49">kwãn</text:span><text:span text:style-name="T1">.</text:span></text:p>
      <text:p text:style-name="P1"/>
      <text:p text:style-name="P1"><text:span text:style-name="T1">Othil</text:span> <text:span text:style-name="T1">la</text:span><text:span text:style-name="T50">z</text:span><text:span text:style-name="T1">di</text:span> <text:span text:style-name="T1">babaje</text:span>, <text:span text:style-name="T1">od</text:span> <text:span text:style-name="T51">dorfa</text:span>, <text:span text:style-name="T1">gohol:</text:span> <text:span text:style-name="T1">ji</text:span> <text:span text:style-name="T1">kis</text:span> <text:span text:style-name="T1">je</text:span> <text:span text:style-name="T1">avavago</text:span> <text:span text:style-name="T1">kormp</text:span> <text:span text:style-name="T1">p</text:span><text:span text:style-name="T52">i</text:span><text:span text:style-name="T1">d</text:span><text:span text:style-name="T52">i</text:span>, <text:span text:style-name="T1">di-es</text:span> <text:span text:style-name="T1">sonf</text:span> <text:span text:style-name="T1">viu</text:span> <text:span text:style-name="T1">diu?</text:span> <text:span text:style-name="T53">K</text:span><text:span text:style-name="T1">asarmi</text:span> <text:span text:style-name="T1">oali</text:span> <text:span text:style-name="T1">map</text:span><text:span text:style-name="T54">ë</text:span><text:span text:style-name="T1">m,</text:span> <text:span text:style-name="T1">sobam</text:span> <text:span text:style-name="T1">aj</text:span> <text:span text:style-name="T55">k</text:span><text:span text:style-name="T1">ormpo</text:span> <text:span text:style-name="T56">krip</text:span> <text:span text:style-name="T1">el</text:span>, <text:span text:style-name="T1">kasarmj</text:span> <text:span text:style-name="T1">kro-od</text:span><text:span text:style-name="T58">-</text:span><text:span text:style-name="T1">zi</text:span> <text:span text:style-name="T1">kis</text:span> <text:span text:style-name="T1">od</text:span> <text:span text:style-name="T1">ujej;</text:span> <text:span text:style-name="T1">di-es</text:span> <text:span text:style-name="T1">ti</text:span>, <text:span text:style-name="T57">k</text:span><text:span text:style-name="T1">apimali</text:span>, <text:span text:style-name="T1">kis</text:span> <text:span text:style-name="T57">k</text:span><text:span text:style-name="T1">apimaon;</text:span> <text:span text:style-name="T1">od</text:span> <text:span text:style-name="T1">lonshin</text:span> <text:span text:style-name="T1">kis</text:span> <text:span text:style-name="T1">ta</text:span> <text:span text:style-name="T1">lo</text:span> <text:span text:style-name="T1">cla.</text:span> <text:span text:style-name="T1">Torgu</text:span>, <text:span text:style-name="T1">nor</text:span> <text:span text:style-name="T59">kw</text:span><text:span text:style-name="T1">asahi</text:span>, <text:span text:style-name="T1">od</text:span> <text:span text:style-name="T1">ef</text:span> <text:span text:style-name="T1">kaozga;</text:span> <text:span text:style-name="T1">bagle</text:span> <text:span text:style-name="T1">zir</text:span> <text:span text:style-name="T60">e</text:span><text:span text:style-name="T1">-ne</text:span> <text:span text:style-name="T1">yad</text:span>, <text:span text:style-name="T1">di-es</text:span> <text:span text:style-name="T1">i</text:span> <text:span text:style-name="T1">od</text:span> <text:span text:style-name="T1">apila.</text:span> <text:span text:style-name="T1">Do</text:span><text:span text:style-name="T61">-</text:span><text:span text:style-name="T1">o</text:span><text:span text:style-name="T61">-</text:span><text:span text:style-name="T1">aip</text:span> <text:span text:style-name="T62">Kwã</text:span><text:span text:style-name="T1">l</text:span>, <text:span text:style-name="T1">zakar</text:span>, <text:span text:style-name="T1">od</text:span> <text:span text:style-name="T1">zamran</text:span> <text:span text:style-name="T1">obelisong</text:span>, <text:span text:style-name="T1">rest</text:span> <text:span text:style-name="T1">el</text:span> <text:span text:style-name="T1">ã</text:span><text:span text:style-name="T63">f</text:span> <text:span text:style-name="T1">nor</text:span> <text:span text:style-name="T1">molap.</text:span></text:p>
      <text:p text:style-name="P1"/>
      <text:p text:style-name="Standard"><text:span text:style-name="T92">Sapa</text:span><text:span text:style-name="T93"> </text:span><text:span text:style-name="T92">zimĩ</text:span><text:span text:style-name="T101"> </text:span><text:span text:style-name="T92">di</text:span><text:span text:style-name="T101"> </text:span><text:span text:style-name="T92">diu</text:span><text:span text:style-name="T101">, </text:span><text:span text:style-name="T92">od</text:span><text:span text:style-name="T101"> </text:span><text:span text:style-name="T92">noas</text:span><text:span text:style-name="T101"> </text:span><text:span text:style-name="T92">ta</text:span><text:span text:style-name="T101"> </text:span><text:span text:style-name="T94">kw</text:span><text:span text:style-name="T92">anis</text:span><text:span text:style-name="T101"> </text:span><text:span text:style-name="T92">Adroch</text:span><text:span text:style-name="T101">, </text:span><text:span text:style-name="T92">dor</text:span><text:span text:style-name="T95">f</text:span><text:span text:style-name="T92">al</text:span><text:span text:style-name="T101"> </text:span><text:span text:style-name="T92">kaozj</text:span><text:span text:style-name="T101">, </text:span><text:span text:style-name="T92">od</text:span><text:span text:style-name="T101"> </text:span><text:span text:style-name="T92">fãnts</text:span><text:span text:style-name="T101"> </text:span><text:span text:style-name="T92">piripsol</text:span><text:span text:style-name="T101"> </text:span><text:span text:style-name="T92">ta</text:span><text:span text:style-name="T101"> </text:span><text:span text:style-name="T92">blior;</text:span><text:span text:style-name="T101"> </text:span><text:span text:style-name="T92">kasarm</text:span><text:span text:style-name="T101"> </text:span><text:span text:style-name="T92">amipzi</text:span><text:span text:style-name="T101"> </text:span><text:span text:style-name="T92">nazarth</text:span><text:span text:style-name="T101"> </text:span><text:span text:style-name="T92">af</text:span><text:span text:style-name="T101">, </text:span><text:span text:style-name="T92">od</text:span><text:span text:style-name="T101"> </text:span><text:span text:style-name="T92">dlugar</text:span><text:span text:style-name="T101"> </text:span><text:span text:style-name="T92">zizop</text:span><text:span text:style-name="T101"> </text:span><text:span text:style-name="T92">zlida</text:span><text:span text:style-name="T101"> </text:span><text:span text:style-name="T92">kaozji</text:span><text:span text:style-name="T101"> </text:span><text:span text:style-name="T92">toltorgi;</text:span><text:span text:style-name="T101"> </text:span><text:span text:style-name="T92">od</text:span><text:span text:style-name="T101"> </text:span><text:span text:style-name="T92">zë</text:span><text:span text:style-name="T101"> </text:span><text:span text:style-name="T92">kis</text:span><text:span text:style-name="T101"> </text:span><text:span text:style-name="T92">esias</text:span><text:span text:style-name="T96">k</text:span><text:span text:style-name="T101"> </text:span><text:span text:style-name="T92">el</text:span><text:span text:style-name="T101"> </text:span><text:span text:style-name="T92">ta</text:span><text:span text:style-name="T101"> </text:span><text:span text:style-name="T92">viu</text:span><text:span text:style-name="T101">, </text:span><text:span text:style-name="T92">od</text:span><text:span text:style-name="T101"> </text:span><text:span text:style-name="T92">yaod</text:span><text:span text:style-name="T101"> </text:span><text:span text:style-name="T92">thild</text:span><text:span text:style-name="T101">, </text:span><text:span text:style-name="T92">di-es</text:span><text:span text:style-name="T101"> </text:span><text:span text:style-name="T92">hubar</text:span><text:span text:style-name="T101"> </text:span><text:span text:style-name="T92">peoal</text:span><text:span text:style-name="T101">, </text:span><text:span text:style-name="T92">soba</text:span><text:span text:style-name="T101"> </text:span><text:span text:style-name="T97">k</text:span><text:span text:style-name="T92">ormfa</text:span><text:span text:style-name="T101"> </text:span><text:span text:style-name="T92">kis</text:span><text:span text:style-name="T101"> </text:span><text:span text:style-name="T92">ta</text:span><text:span text:style-name="T101"> </text:span><text:span text:style-name="T92">la</text:span><text:span text:style-name="T101">, </text:span><text:span text:style-name="T92">uls</text:span><text:span text:style-name="T101"> </text:span><text:span text:style-name="T92">od</text:span><text:span text:style-name="T101"> </text:span><text:span text:style-name="T92">kwa</text:span><text:span text:style-name="T101"> </text:span><text:span text:style-name="T92">kokazb.</text:span><text:span text:style-name="T101"> </text:span><text:span text:style-name="T92">Ka</text:span><text:span text:style-name="T101"> </text:span><text:span text:style-name="T98">n</text:span><text:span text:style-name="T92">ĩs</text:span><text:span text:style-name="T101"> </text:span><text:span text:style-name="T92">od</text:span><text:span text:style-name="T101"> </text:span><text:span text:style-name="T92">darb</text:span><text:span text:style-name="T99">z</text:span><text:span text:style-name="T101"> </text:span><text:span text:style-name="T99">kwãs</text:span><text:span text:style-name="T92">;</text:span><text:span text:style-name="T101"> </text:span><text:span text:style-name="T92">ef</text:span><text:span text:style-name="T101"> </text:span><text:span text:style-name="T92">etharzi</text:span><text:span text:style-name="T101"> </text:span><text:span text:style-name="T92">od</text:span><text:span text:style-name="T101"> </text:span><text:span text:style-name="T92">bliora;</text:span><text:span text:style-name="T101"> </text:span><text:span text:style-name="T100">yayal</text:span><text:span text:style-name="T101"> </text:span><text:span text:style-name="T92">ednas</text:span><text:span text:style-name="T101"> </text:span><text:span text:style-name="T100">sikles</text:span><text:span text:style-name="T101">, </text:span><text:span text:style-name="T92">bagle</text:span><text:span text:style-name="T101"> </text:span><text:span text:style-name="T92">je</text:span><text:span text:style-name="T101"> </text:span><text:span text:style-name="T92">yad</text:span><text:span text:style-name="T101"> </text:span><text:span text:style-name="T92">El.</text:span></text:p>
      <text:p text:style-name="P1"/>
      <text:p text:style-name="P1"><text:span text:style-name="T1">Ga</text:span><text:span text:style-name="T64">h</text:span> <text:span text:style-name="T1">s</text:span> <text:span text:style-name="T1">diu</text:span> <text:span text:style-name="T1">em</text:span>, <text:span text:style-name="T1">mikalzo</text:span> <text:span text:style-name="T1">pilzin;</text:span> <text:span text:style-name="T1">sobam</text:span> <text:span text:style-name="T1">el</text:span> <text:span text:style-name="T1">har</text:span><text:span text:style-name="T65">j</text:span> <text:span text:style-name="T1">mir</text:span> <text:span text:style-name="T1">babalon</text:span> <text:span text:style-name="T1">od</text:span> <text:span text:style-name="T1">oblo</text:span><text:span text:style-name="T66">k</text:span> <text:span text:style-name="T1">samvel</text:span><text:span text:style-name="T66">j</text:span>, <text:span text:style-name="T1">dlugar</text:span> <text:span text:style-name="T1">malpërj</text:span> <text:span text:style-name="T1">ar</text:span> <text:span text:style-name="T1">kaozji</text:span>, <text:span text:style-name="T1">od</text:span> <text:span text:style-name="T1">acam</text:span> <text:span text:style-name="T67">k</text:span><text:span text:style-name="T1">anal;</text:span> <text:span text:style-name="T1">sobol</text:span> <text:span text:style-name="T1">zar</text:span> <text:span text:style-name="T1">ef</text:span> <text:span text:style-name="T1">bliard</text:span> <text:span text:style-name="T1">kaozji</text:span>, <text:span text:style-name="T1">od</text:span> <text:span text:style-name="T1">kis</text:span> <text:span text:style-name="T1">a</text:span> <text:span text:style-name="T1">netab</text:span> <text:span text:style-name="T1">od</text:span> <text:span text:style-name="T1">miam</text:span> <text:span text:style-name="T1">ta</text:span> <text:span text:style-name="T1">viu</text:span> <text:span text:style-name="T1">od</text:span> <text:span text:style-name="T1">di.</text:span> <text:span text:style-name="T1">Darsar</text:span> <text:span text:style-name="T1">solpeth</text:span> <text:span text:style-name="T1">bien;</text:span> <text:span text:style-name="T1">brita</text:span> <text:span text:style-name="T1">od</text:span> <text:span text:style-name="T1">za</text:span><text:span text:style-name="T68">k</text:span><text:span text:style-name="T1">am</text:span> <text:span text:style-name="T1">ji</text:span> <text:span text:style-name="T1">mikalzo</text:span> <text:span text:style-name="T1">soba</text:span> <text:span text:style-name="T1">ath</text:span> <text:span text:style-name="T1">trian</text:span> <text:span text:style-name="T1">lu</text:span><text:span text:style-name="T69">y</text:span><text:span text:style-name="T1">ahe</text:span> <text:span text:style-name="T1">od</text:span> <text:span text:style-name="T1">e</text:span><text:span text:style-name="T70">k</text:span><text:span text:style-name="T1">rin</text:span> <text:span text:style-name="T1">Mad</text:span> <text:span text:style-name="T70">kwãn</text:span><text:span text:style-name="T1">.</text:span></text:p>
      <text:p text:style-name="P1"/>
      <text:p text:style-name="P1"><text:span text:style-name="T1">Rãs</text:span> <text:span text:style-name="T1">i</text:span> <text:span text:style-name="T1">salman</text:span> <text:span text:style-name="T1">paradiz</text:span>, <text:span text:style-name="T1">o-ekrimi</text:span> <text:span text:style-name="T1">ã</text:span><text:span text:style-name="T71">-</text:span><text:span text:style-name="T1">o</text:span> <text:span text:style-name="T72">y</text:span><text:span text:style-name="T1">alpirga</text:span>, <text:span text:style-name="T1">kwĩn</text:span> <text:span text:style-name="T1">E-ne</text:span> <text:span text:style-name="T1">butmon</text:span>, <text:span text:style-name="T1">od</text:span> <text:span text:style-name="T1">i</text:span> <text:span text:style-name="T1">noas</text:span> <text:span text:style-name="T1">ni</text:span> <text:span text:style-name="T1">paradial</text:span>, <text:span text:style-name="T1">kasarmj</text:span> <text:span text:style-name="T1">u</text:span><text:span text:style-name="T73">j</text:span><text:span text:style-name="T1">ar</text:span> <text:span text:style-name="T1">kirlan;</text:span> <text:span text:style-name="T1">od</text:span> <text:span text:style-name="T1">zona</text:span><text:span text:style-name="T74">k</text:span> <text:span text:style-name="T1">lu</text:span><text:span text:style-name="T74">s</text:span><text:span text:style-name="T1">iftian</text:span>, <text:span text:style-name="T1">kors</text:span> <text:span text:style-name="T1">ta</text:span> <text:span text:style-name="T1">vaul</text:span> <text:span text:style-name="T1">zirn</text:span> <text:span text:style-name="T1">tol</text:span> <text:span text:style-name="T1">hami;</text:span> <text:span text:style-name="T1">soba</text:span> <text:span text:style-name="T1">londo</text:span> <text:span text:style-name="T1">od</text:span> <text:span text:style-name="T1">miam</text:span> <text:span text:style-name="T1">kis</text:span> <text:span text:style-name="T1">ta</text:span> <text:span text:style-name="T1">di</text:span> <text:span text:style-name="T1">od</text:span> <text:span text:style-name="T1">es</text:span>, <text:span text:style-name="T1">umadea</text:span> <text:span text:style-name="T1">od</text:span> <text:span text:style-name="T1">pi</text:span> <text:span text:style-name="T1">bliar</text:span>, <text:span text:style-name="T1">othil</text:span> <text:span text:style-name="T1">rit</text:span> <text:span text:style-name="T1">od</text:span> <text:span text:style-name="T1">miam.</text:span> <text:span text:style-name="T1">S</text:span> <text:span text:style-name="T1">no</text:span><text:span text:style-name="T75">kw</text:span><text:span text:style-name="T1">ol</text:span> <text:span text:style-name="T1">rit</text:span>, <text:span text:style-name="T1">zakar</text:span>, <text:span text:style-name="T1">zamran</text:span>, <text:span text:style-name="T1">o-ekrimi</text:span> <text:span text:style-name="T76">Kwãdã</text:span><text:span text:style-name="T1">;</text:span> <text:span text:style-name="T1">od</text:span> <text:span text:style-name="T1">omi</text:span><text:span text:style-name="T77">k</text:span><text:span text:style-name="T1">alz</text:span> <text:span text:style-name="T1">ã-i</text:span> <text:span text:style-name="T1">om;</text:span> <text:span text:style-name="T1">bagle</text:span> <text:span text:style-name="T1">papnor</text:span> <text:span text:style-name="T1">i</text:span> <text:span text:style-name="T1">dlugam</text:span> <text:span text:style-name="T1">lonshi</text:span>, <text:span text:style-name="T1">od</text:span> <text:span text:style-name="T1">umplif</text:span> <text:span text:style-name="T1">u</text:span><text:span text:style-name="T78">j</text:span><text:span text:style-name="T1">e</text:span><text:span text:style-name="T78">j</text:span><text:span text:style-name="T1">i</text:span> <text:span text:style-name="T1">bigliad.</text:span></text:p>
      <text:p text:style-name="P2"/>
      <text:p text:style-name="P1"><text:span text:style-name="T1">Bazmelo, i ta piripson oln naz avab ox, kasarmj uran kis ujej; di-es abram</text:span><text:span text:style-name="T80">j</text:span><text:span text:style-name="T1"> baltoha, goho yad; soba mi-an trian ta lol</text:span><text:span text:style-name="T81">s</text:span><text:span text:style-name="T1">is abai vovin, od azia</text:span><text:span text:style-name="T82">j</text:span><text:span text:style-name="T1">ar rior. Ir</text:span><text:span text:style-name="T83">j</text:span><text:span text:style-name="T1">il kis da di-es paox buzd kaozgo, di-es kis, od ip uran teloa </text:span><text:span text:style-name="T84">kakërj</text:span> <text:span text:style-name="T1">oi</text:span> <text:span text:style-name="T1">salman</text:span> <text:span text:style-name="T85">lonko</text:span>, <text:span text:style-name="T1">od</text:span> <text:span text:style-name="T1">vovina</text:span> <text:span text:style-name="T85">k</text:span><text:span text:style-name="T1">arbaf!</text:span> <text:span text:style-name="T1">Nĩso</text:span>, <text:span text:style-name="T1">bagle</text:span> <text:span text:style-name="T1">avavago</text:span> <text:span text:style-name="T1">gohon;</text:span> <text:span text:style-name="T1">nĩso</text:span>, <text:span text:style-name="T1">bagle</text:span> <text:span text:style-name="T1">moma</text:span><text:span text:style-name="T86">u</text:span> <text:span text:style-name="T1">si</text:span><text:span text:style-name="T87">-</text:span><text:span text:style-name="T1">a</text:span><text:span text:style-name="T86">y</text:span><text:span text:style-name="T1">on</text:span>, <text:span text:style-name="T1">od</text:span> <text:span text:style-name="T1">mabza</text:span> <text:span text:style-name="T88">Y</text:span><text:span text:style-name="T1">ado</text:span> <text:span text:style-name="T1">i</text:span>, <text:span text:style-name="T1">as</text:span>, <text:span text:style-name="T1">momar</text:span>, <text:span text:style-name="T1">poilp.</text:span> <text:span text:style-name="T1">Nĩs</text:span>, <text:span text:style-name="T1">zamran</text:span> <text:span text:style-name="T87">s</text:span><text:span text:style-name="T1">i</text:span><text:span text:style-name="T87">-</text:span><text:span text:style-name="T1">a</text:span><text:span text:style-name="T87">-</text:span><text:span text:style-name="T1">ofi</text:span> <text:span text:style-name="T1">kaozgo</text:span>, <text:span text:style-name="T1">od</text:span> <text:span text:style-name="T1">bliors</text:span>, <text:span text:style-name="T1">od</text:span> <text:span text:style-name="T1">kors</text:span> <text:span text:style-name="T1">i</text:span> <text:span text:style-name="T1">ta</text:span> <text:span text:style-name="T1">abrami</text:span><text:span text:style-name="T80">j</text:span><text:span text:style-name="T1">.</text:span></text:p>
      <text:p text:style-name="P1"/>
      <text:p text:style-name="P1"><text:span text:style-name="T1">Mikalz</text:span> bransg prgel, napta ialpor <text:span text:style-name="T1">(di-es</text:span> brin efafafe p <text:span text:style-name="T1">vonfo</text:span> olani <text:span text:style-name="T1">od</text:span> obza, sobca <text:span text:style-name="T1">upã</text:span> <text:span text:style-name="T1">kis</text:span> tatan, <text:span text:style-name="T1">od</text:span> tranan balye<text:span text:style-name="T1">)</text:span> alar lusda <text:span text:style-name="T1">sobol</text:span>, <text:span text:style-name="T1">od</text:span> <text:span text:style-name="T1">kis</text:span> holk <text:span text:style-name="T1">s</text:span> noquodi cial<text:span text:style-name="T1">.</text:span> Unal aldon mom <text:span text:style-name="T1">kaozgo</text:span> <text:span text:style-name="T1">ta</text:span> las ollor gnay limlal<text:span text:style-name="T1">.</text:span> Amma chiis <text:span text:style-name="T1">soba</text:span> madrid <text:span text:style-name="T1">zë</text:span> <text:span text:style-name="T1">kis!</text:span> Ooanoan <text:span text:style-name="T1">kis</text:span> aviny drilpi caosgin, <text:span text:style-name="T1">od</text:span> butmoni parm zumvi cnila<text:span text:style-name="T1">:</text:span> daziz ethamz <text:span text:style-name="T1">a</text:span> childao, <text:span text:style-name="T1">od</text:span> mirc ozol chi pidiai collal<text:span text:style-name="T1">.</text:span> Ulcinin <text:span text:style-name="T1">a</text:span> <text:span text:style-name="T1">sobam</text:span> ucim, <text:span text:style-name="T1">bagle</text:span> <text:span text:style-name="T1">yad</text:span> <text:span text:style-name="T20">B</text:span><text:span text:style-name="T1">alto</text:span> <text:span text:style-name="T1">kirlan</text:span> par<text:span text:style-name="T1">.</text:span> <text:span text:style-name="T1">Nĩso</text:span> <text:span text:style-name="T1">(od</text:span> <text:span text:style-name="T1">ip</text:span> ofafafe<text:span text:style-name="T1">)!</text:span> <text:span text:style-name="T1">Bagle</text:span> <text:span text:style-name="T1">a</text:span> <text:span text:style-name="T1">kokazb</text:span> <text:span text:style-name="T1">i</text:span> <text:span text:style-name="T1">kors</text:span> <text:span text:style-name="T1">ka</text:span> unig <text:span text:style-name="T1">blior.</text:span></text:p>
      <text:p text:style-name="P1"/>
      <text:p text:style-name="P1"><text:soft-page-break/>Coraxo <text:span text:style-name="T1">kis</text:span> <text:span text:style-name="T1">kormp</text:span> <text:span text:style-name="T1">od</text:span> blans lucal aziazior paeb, <text:span text:style-name="T1">soba</text:span> lilonon <text:span text:style-name="T1">kis</text:span> virq op eophan <text:span text:style-name="T1">od</text:span> raclir maasi <text:span text:style-name="T1">bagle</text:span> <text:span text:style-name="T1">kaozji</text:span>, <text:span text:style-name="T1">di-es</text:span> ialpon dosig <text:span text:style-name="T1">od</text:span> basgim, <text:span text:style-name="T1">od</text:span> oxex dazis siatris, <text:span text:style-name="T1">od</text:span> salbrox cynxir faboan<text:span text:style-name="T1">.</text:span> Unal <text:span text:style-name="T1">kis</text:span> const <text:span text:style-name="T1">di-es</text:span> daox cocasg <text:span text:style-name="T1">ol</text:span> oanio yor eors vohim gizyax, <text:span text:style-name="T1">od</text:span> matb cocasg plosi molvi, <text:span text:style-name="T1">di-es</text:span> page <text:span text:style-name="T1">ip</text:span>, larag <text:span text:style-name="T1">om</text:span> dronln matorb <text:span text:style-name="T1">kokazb.</text:span> Emna <text:span text:style-name="T1">el</text:span> patralx yolci matb, nomig monons olora gnay angelard<text:span text:style-name="T1">.</text:span> Ohio Ohio Ohio Ohio Ohio Ohio, noib, Ohio caosgon, <text:span text:style-name="T1">bagle</text:span> madrid <text:span text:style-name="T1">i</text:span>, zirop, chiso drilpa<text:span text:style-name="T1">.</text:span> <text:span text:style-name="T1">Nĩso</text:span> <text:span text:style-name="T1">-</text:span> crip <text:span text:style-name="T1">ip</text:span> nidali<text:span text:style-name="T1">.</text:span></text:p>
      <text:p text:style-name="P1"/>
      <text:p text:style-name="P1">Oxiayal holdo <text:span text:style-name="T1">od</text:span> zirom o coraxo <text:span text:style-name="T1">di-es</text:span> zildar raasy, <text:span text:style-name="T1">od</text:span> vabzir camliax <text:span text:style-name="T1">od</text:span> bahal<text:span text:style-name="T1">:</text:span> <text:span text:style-name="T1">Nĩso!</text:span> <text:span text:style-name="T1">salman</text:span> <text:span text:style-name="T1">telok;</text:span> casarman holk, <text:span text:style-name="T1">od</text:span> <text:span text:style-name="T1">ti</text:span> <text:span text:style-name="T1">i</text:span> <text:span text:style-name="T1">ta</text:span> <text:span text:style-name="T1">zë</text:span> <text:span text:style-name="T1">kis</text:span> <text:span text:style-name="T1">soba</text:span> cormf <text:span text:style-name="T1">i</text:span> ga<text:span text:style-name="T1">.</text:span> Niisa<text:span text:style-name="T1">!</text:span> <text:span text:style-name="T1">Bagle</text:span> <text:span text:style-name="T1">abramj</text:span> noncp<text:span text:style-name="T1">.</text:span> <text:span text:style-name="T1">Zakare</text:span>, <text:span text:style-name="T1">ka</text:span>,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Nonci <text:span text:style-name="T1">di-es</text:span> <text:span text:style-name="T1">sonf</text:span> <text:span text:style-name="T1">babaje</text:span>, <text:span text:style-name="T1">od</text:span> <text:span text:style-name="T1">kis</text:span> ob, hubaio tibibp allar atraah, <text:span text:style-name="T1">od</text:span> ef<text:span text:style-name="T1">!</text:span> Drix <text:span text:style-name="T1">fafen</text:span> <text:span text:style-name="T1">mi-an</text:span>, <text:span text:style-name="T1">ar</text:span> <text:span text:style-name="T1">E-ne</text:span> ovof, <text:span text:style-name="T1">Soba</text:span> <text:span text:style-name="T1">do-o-ain</text:span> <text:span text:style-name="T1">ã-i</text:span> <text:span text:style-name="T1">i</text:span> Vonph<text:span text:style-name="T1">.</text:span> <text:span text:style-name="T1">Zakar</text:span>, <text:span text:style-name="T1">gohus</text:span>,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Napeai babagen, <text:span text:style-name="T1">di-es</text:span> brin vx ooaona lring vonph doalim, eolis ollog orsba <text:span text:style-name="T1">di-es</text:span> <text:span text:style-name="T1">kis</text:span> affa<text:span text:style-name="T1">;</text:span> <text:span text:style-name="T1">mikma</text:span> isro <text:span text:style-name="T1">Mad</text:span>, <text:span text:style-name="T1">od</text:span> <text:span text:style-name="T1">lonshi</text:span> Tox, <text:span text:style-name="T1">di-es</text:span> <text:span text:style-name="T1">i</text:span> umd <text:span text:style-name="T1">ã-i</text:span> grosb<text:span text:style-name="T1">;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Noromi bagie, pasbs Oiad, <text:span text:style-name="T1">di-es</text:span> trint mirc <text:span text:style-name="T1">ol</text:span> <text:span text:style-name="T1">thil</text:span>, dods <text:span text:style-name="T1">tol</text:span> ham <text:span text:style-name="T1">kaozgo</text:span> homin<text:span text:style-name="T1">;</text:span> <text:span text:style-name="T1">di-es</text:span> brin oroch quar<text:span text:style-name="T1">;</text:span> <text:span text:style-name="T1">mikma</text:span> bial Oiad, <text:span text:style-name="T1">a</text:span> isro Tox, <text:span text:style-name="T1">di-es</text:span> <text:span text:style-name="T1">i</text:span> um <text:span text:style-name="T1">ã-i</text:span> Baltim<text:span text:style-name="T1">;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Ils tabaan <text:span text:style-name="T1">el</text:span> ialprt, casarman upaahi <text:span text:style-name="T1">kis</text:span> darg, <text:span text:style-name="T1">di-es</text:span> oado <text:span text:style-name="T1">kaozji</text:span> orscor, <text:span text:style-name="T1">di-es</text:span> omax monasci Baeovib <text:span text:style-name="T1">od</text:span> emetgis iaiadix<text:span text:style-name="T1">: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Ils <text:span text:style-name="T1">viu</text:span> ialprt <text:span text:style-name="T1">salman</text:span> <text:span text:style-name="T1">balt</text:span>, <text:span text:style-name="T1">di-es</text:span> acroodzi <text:span text:style-name="T1">buzd</text:span>, <text:span text:style-name="T1">od</text:span> bliorax balit<text:span text:style-name="T1">;</text:span> <text:span text:style-name="T1">di-es</text:span> insi <text:span text:style-name="T1">kaozj</text:span> lusdan emod <text:span text:style-name="T1">di-es</text:span> <text:span text:style-name="T1">om</text:span> <text:span text:style-name="T1">od</text:span> tliob<text:span text:style-name="T1">:</text:span> drilpa geh ils <text:span text:style-name="T1">Mad</text:span> Zilodarp<text:span text:style-name="T1">.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Ils <text:span text:style-name="T1">di</text:span> ialprt, <text:span text:style-name="T1">soba</text:span> <text:span text:style-name="T1">upã</text:span> <text:span text:style-name="T1">kis</text:span> nanba zixlay dodsih, <text:span text:style-name="T1">od</text:span> brint taxs hubaro tustax ylsi, <text:span text:style-name="T1">soba</text:span> <text:span text:style-name="T1">yad</text:span> <text:span text:style-name="T1">i</text:span> vonpo unph<text:span text:style-name="T1">:</text:span> aldon dax il <text:span text:style-name="T1">od</text:span> toatar<text:span text:style-name="T1">.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Ils <text:span text:style-name="T1">mikalz</text:span> olpirt <text:span text:style-name="T1">yalpërj</text:span> <text:span text:style-name="T1">bliors</text:span>, <text:span text:style-name="T1">di-es</text:span> <text:span text:style-name="T1">odo</text:span> busdir Oiad ovoars <text:span text:style-name="T1">kaozgo;</text:span> <text:span text:style-name="T1">kasarmj</text:span> laiad eran brints cafafam<text:span text:style-name="T1">;</text:span> <text:span text:style-name="T1">di-es</text:span> <text:span text:style-name="T1">i</text:span> umd <text:span text:style-name="T1">a</text:span> <text:span text:style-name="T1">kwa</text:span> loadohi Moz, <text:span text:style-name="T1">od</text:span> maoffas<text:span text:style-name="T1">:</text:span> bolp como bliort pambt<text:span text:style-name="T1">.</text:span> <text:span text:style-name="T1">Zakar</text:span> <text:span text:style-name="T1">od</text:span> <text:span text:style-name="T1">zamran;</text:span> <text:span text:style-name="T1">odo</text:span> <text:span text:style-name="T1">sikle</text:span> <text:span text:style-name="T1">kwã;</text:span> <text:span text:style-name="T1">zorj</text:span>, <text:span text:style-name="T1">lap</text:span> <text:span text:style-name="T1">zirdo</text:span> <text:span text:style-name="T1">noko</text:span> <text:span text:style-name="T1">Mad</text:span>, <text:span text:style-name="T1">hoath</text:span> <text:span text:style-name="T1">Yaida.</text:span></text:p>
      <text:p text:style-name="P1"/>
      <text:p text:style-name="P1">Madriax <text:span text:style-name="T1">di-es</text:span> praf TEX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oft-page-break/>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RII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BAG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AA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DES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<text:soft-page-break/>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VTI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NIA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TOR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oft-page-break/>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LIN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ASP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KHR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POP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<text:soft-page-break/>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EN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TAN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LEA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oft-page-break/>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OXO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VTR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IM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LOE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<text:soft-page-break/>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IKH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AX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IP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oft-page-break/>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ID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DEO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MAZ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LIT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<text:soft-page-break/>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PAZ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ZOM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ARN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oft-page-break/>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  <text:p text:style-name="P1"/>
      <text:p text:style-name="P1">Madriax <text:span text:style-name="T1">di-es</text:span> praf LIL, <text:span text:style-name="T1">kis</text:span> <text:span text:style-name="T1">mikalz</text:span> saanir <text:span text:style-name="T1">kaozgo</text:span>, <text:span text:style-name="T1">od</text:span> fifis balzizras <text:span text:style-name="T1">Yaida!</text:span> Nonca gohulim<text:span text:style-name="T1">:</text:span> <text:span text:style-name="T1">Mikma</text:span> adoian <text:span text:style-name="T1">Mad</text:span>, <text:span text:style-name="T1">yaod</text:span> bliorb, <text:span text:style-name="T1">Soba</text:span> ooaona <text:span text:style-name="T1">kis</text:span> luciftias peripsol<text:span text:style-name="T1">;</text:span> <text:span text:style-name="T1">Di-es</text:span> abraasa noncf netaaib <text:span text:style-name="T1">kaozji</text:span>, <text:span text:style-name="T1">od</text:span> tilb adphaht damploz, tooat noncf <text:span text:style-name="T1">ji</text:span> micalz oma, lrasd tofglo marb yarry Idoigo<text:span text:style-name="T1">;</text:span> <text:span text:style-name="T1">od</text:span> torzulp iaodaf, gohul<text:span text:style-name="T1">:</text:span> <text:span text:style-name="T1">kaozga</text:span>, tabaord saanir, <text:span text:style-name="T1">od</text:span> christeos yrpoil tiobl, busdir tilb noaln paid orsba <text:span text:style-name="T1">od</text:span> dodrmni zylna<text:span text:style-name="T1">.</text:span> Elzap tilb, parm gi peripsax, <text:span text:style-name="T1">od</text:span> <text:span text:style-name="T1">ta</text:span> qurlst booapis<text:span text:style-name="T1">.</text:span> <text:span text:style-name="T1">El</text:span> nibm, oucho symp<text:span text:style-name="T1">;</text:span> <text:span text:style-name="T1">od</text:span> christeos <text:span text:style-name="T1">aj</text:span> toltorn mirc <text:span text:style-name="T1">kwa</text:span> tiobl lel<text:span text:style-name="T1">.</text:span> Ton paombd, dilzmo aspian<text:span text:style-name="T1">;</text:span> <text:span text:style-name="T1">od</text:span> christeos <text:span text:style-name="T1">aj</text:span> <text:span text:style-name="T1">el</text:span> tortorn parach <text:span text:style-name="T1">a</text:span> symp<text:span text:style-name="T1">.</text:span> Cordziz, dodpal <text:span text:style-name="T1">od</text:span> fifalz <text:span text:style-name="T1">el</text:span> smnad<text:span text:style-name="T1">;</text:span> <text:span text:style-name="T1">od</text:span> fargt, bams omaoas<text:span text:style-name="T1">.</text:span> Conisbra <text:span text:style-name="T1">od</text:span> avavox, tonug<text:span text:style-name="T1">.</text:span> Orsca tbl, noasmi tabges levithmong<text:span text:style-name="T1">;</text:span> unchi omp tilb ors<text:span text:style-name="T1">.</text:span> <text:span text:style-name="T1">Bagle?</text:span> Moooah <text:span text:style-name="T1">ol</text:span> cordziz<text:span text:style-name="T1">.</text:span> <text:span text:style-name="T1">El</text:span> capimao ixomaxip, <text:span text:style-name="T1">od</text:span> <text:span text:style-name="T1">ka</text:span> <text:span text:style-name="T1">kokazb</text:span> gosaa<text:span text:style-name="T1">;</text:span> baglen <text:span text:style-name="T1">pi</text:span> tianta <text:span text:style-name="T1">a</text:span> babalond, <text:span text:style-name="T1">od</text:span> faorgt teloc vovim<text:span text:style-name="T1">.</text:span> Madriiax, <text:span text:style-name="T1">torzu!</text:span> Oadriax orocha, aboapri<text:span text:style-name="T1">.</text:span> Tabaori priaz <text:span text:style-name="T1">ar</text:span> tabas<text:span text:style-name="T1">;</text:span> adrpan <text:span text:style-name="T1">kors</text:span> <text:span text:style-name="T1">ta</text:span> dobix<text:span text:style-name="T1">;</text:span> yolcam priazi <text:span text:style-name="T1">ar</text:span> coazior, <text:span text:style-name="T1">od</text:span> quasb qting<text:span text:style-name="T1">.</text:span> Ripir paaoxt saga cor<text:span text:style-name="T1">;</text:span> uml <text:span text:style-name="T1">od</text:span> prdzar, cacrg aoiveae cormpt<text:span text:style-name="T1">.</text:span> <text:span text:style-name="T1">Torzu</text:span>, <text:span text:style-name="T1">zakar</text:span>, <text:span text:style-name="T1">od</text:span> <text:span text:style-name="T1">zamran</text:span> aspt sibsi butmona, <text:span text:style-name="T1">di-es</text:span> surzas Tia baltan<text:span text:style-name="T1">;</text:span> <text:span text:style-name="T1">odo</text:span> <text:span text:style-name="T1">sikle</text:span> <text:span text:style-name="T1">kwã</text:span>, <text:span text:style-name="T1">od</text:span> ozazma <text:span text:style-name="T1">plapli</text:span> iadnamad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21:12:53.254444559</meta:creation-date>
    <meta:generator>LibreOffice/6.2.6.2$Linux_X86_64 LibreOffice_project/20$Build-2</meta:generator>
    <dc:date>2019-08-20T17:26:06.785122467</dc:date>
    <meta:editing-duration>PT5H39M22S</meta:editing-duration>
    <meta:editing-cycles>242</meta:editing-cycles>
    <meta:document-statistic meta:table-count="0" meta:image-count="0" meta:object-count="0" meta:page-count="11" meta:paragraph-count="48" meta:word-count="6622" meta:character-count="40247" meta:non-whitespace-character-count="33673"/>
  </office:meta>
</office:document-meta>
</file>